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7229" officeooo:paragraph-rsid="001b7229"/>
    </style:style>
    <style:style style:name="P2" style:family="paragraph" style:parent-style-name="Standard">
      <style:text-properties officeooo:rsid="001d08f6" officeooo:paragraph-rsid="001d08f6"/>
    </style:style>
    <style:style style:name="P3" style:family="paragraph" style:parent-style-name="Standard">
      <style:text-properties officeooo:rsid="001dab57" officeooo:paragraph-rsid="001dab57"/>
    </style:style>
    <style:style style:name="P4" style:family="paragraph" style:parent-style-name="Standard">
      <style:text-properties officeooo:rsid="001dab57" officeooo:paragraph-rsid="001de9e1"/>
    </style:style>
    <style:style style:name="P5" style:family="paragraph" style:parent-style-name="Standard">
      <style:text-properties officeooo:rsid="001de9e1" officeooo:paragraph-rsid="001de9e1"/>
    </style:style>
    <style:style style:name="P6" style:family="paragraph" style:parent-style-name="Standard">
      <style:text-properties officeooo:rsid="001e80fb" officeooo:paragraph-rsid="001e80fb"/>
    </style:style>
    <style:style style:name="P7" style:family="paragraph" style:parent-style-name="Standard">
      <style:text-properties officeooo:rsid="001e80fb" officeooo:paragraph-rsid="0028db53"/>
    </style:style>
    <style:style style:name="P8" style:family="paragraph" style:parent-style-name="Standard">
      <style:text-properties officeooo:rsid="00211897" officeooo:paragraph-rsid="00211897"/>
    </style:style>
    <style:style style:name="P9" style:family="paragraph" style:parent-style-name="Standard">
      <style:text-properties officeooo:rsid="0021bcdc" officeooo:paragraph-rsid="0021bcdc"/>
    </style:style>
    <style:style style:name="P10" style:family="paragraph" style:parent-style-name="Standard">
      <style:text-properties officeooo:rsid="00221b01" officeooo:paragraph-rsid="00221b01"/>
    </style:style>
    <style:style style:name="P11" style:family="paragraph" style:parent-style-name="Standard">
      <style:text-properties officeooo:rsid="00290560" officeooo:paragraph-rsid="002b98b5"/>
    </style:style>
    <style:style style:name="P12" style:family="paragraph" style:parent-style-name="Standard">
      <style:text-properties officeooo:rsid="002b98b5" officeooo:paragraph-rsid="002b98b5"/>
    </style:style>
    <style:style style:name="P13" style:family="paragraph" style:parent-style-name="Standard">
      <style:text-properties officeooo:rsid="002e063d" officeooo:paragraph-rsid="002e063d"/>
    </style:style>
    <style:style style:name="P14" style:family="paragraph" style:parent-style-name="Standard">
      <style:text-properties officeooo:rsid="003ab8af" officeooo:paragraph-rsid="003ab8af"/>
    </style:style>
    <style:style style:name="P15" style:family="paragraph" style:parent-style-name="Standard">
      <style:text-properties officeooo:rsid="003cdfaf" officeooo:paragraph-rsid="003cdfaf"/>
    </style:style>
    <style:style style:name="P16" style:family="paragraph" style:parent-style-name="Standard">
      <style:text-properties officeooo:rsid="003ec4ea" officeooo:paragraph-rsid="003ec4ea"/>
    </style:style>
    <style:style style:name="P17" style:family="paragraph" style:parent-style-name="Standard">
      <style:text-properties officeooo:rsid="001de9e1" officeooo:paragraph-rsid="004515c5"/>
    </style:style>
    <style:style style:name="P18" style:family="paragraph" style:parent-style-name="Standard">
      <style:text-properties officeooo:rsid="001dab57" officeooo:paragraph-rsid="004592e9"/>
    </style:style>
    <style:style style:name="T1" style:family="text">
      <style:text-properties officeooo:rsid="001b7229"/>
    </style:style>
    <style:style style:name="T2" style:family="text">
      <style:text-properties officeooo:rsid="001dab57"/>
    </style:style>
    <style:style style:name="T3" style:family="text">
      <style:text-properties officeooo:rsid="001de9e1"/>
    </style:style>
    <style:style style:name="T4" style:family="text">
      <style:text-properties officeooo:rsid="001e80fb"/>
    </style:style>
    <style:style style:name="T5" style:family="text">
      <style:text-properties officeooo:rsid="001f0208"/>
    </style:style>
    <style:style style:name="T6" style:family="text">
      <style:text-properties officeooo:rsid="001ff234"/>
    </style:style>
    <style:style style:name="T7" style:family="text">
      <style:text-properties officeooo:rsid="00221b01"/>
    </style:style>
    <style:style style:name="T8" style:family="text">
      <style:text-properties officeooo:rsid="0023478c"/>
    </style:style>
    <style:style style:name="T9" style:family="text">
      <style:text-properties officeooo:rsid="00258265"/>
    </style:style>
    <style:style style:name="T10" style:family="text">
      <style:text-properties officeooo:rsid="0026cb6a"/>
    </style:style>
    <style:style style:name="T11" style:family="text">
      <style:text-properties officeooo:rsid="0028902a"/>
    </style:style>
    <style:style style:name="T12" style:family="text">
      <style:text-properties officeooo:rsid="002b98b5"/>
    </style:style>
    <style:style style:name="T13" style:family="text">
      <style:text-properties officeooo:rsid="00303730"/>
    </style:style>
    <style:style style:name="T14" style:family="text">
      <style:text-properties officeooo:rsid="003cdfaf"/>
    </style:style>
    <style:style style:name="T15" style:family="text">
      <style:text-properties officeooo:rsid="003ec4ea"/>
    </style:style>
    <style:style style:name="T16" style:family="text">
      <style:text-properties officeooo:rsid="00407dc8"/>
    </style:style>
    <style:style style:name="T17" style:family="text">
      <style:text-properties officeooo:rsid="0047f0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Yêu <text:span text:style-name="T1">cầu</text:span></text:p>
      <text:p text:style-name="P1">xây dựng hệ thống web quản lý <text:span text:style-name="T17">tiến độ </text:span>dự án:</text:p>
      <text:p text:style-name="P1"/>
      <text:p text:style-name="P1">thành phần: cấu trúc gồm 4 tầng:</text:p>
      <text:p text:style-name="P1">- Tầng 1: Project (chứa thông tin các project)</text:p>
      <text:p text:style-name="P1">- Tầng 2: Milistone (chứa thông tin các Milistone)</text:p>
      <text:p text:style-name="P1">- Tầng 3: Story (chứa thông tin các Story)</text:p>
      <text:p text:style-name="P1">- Tầng 4: Task (chứa thông tin các Task)</text:p>
      <text:p text:style-name="P1"/>
      <text:p text:style-name="P9">về phần show kết quả:</text:p>
      <text:p text:style-name="P9">- show tiến độ một Task</text:p>
      <text:p text:style-name="P9">- show tiến độ một story</text:p>
      <text:p text:style-name="P9">- show tiến độ một milistone</text:p>
      <text:p text:style-name="P9">- show tiến độ một project</text:p>
      <text:p text:style-name="P9">- show tiến độ các task trong một story</text:p>
      <text:p text:style-name="P9">- show tiến độ các story trong milistone</text:p>
      <text:p text:style-name="P9">- show tiến độ các milistone trong project</text:p>
      <text:p text:style-name="P9">- show tiến độ các task trong một milistone</text:p>
      <text:p text:style-name="P9">- show tiến độ các story trong một project</text:p>
      <text:p text:style-name="P9">- show tiến độ các task trong một project</text:p>
      <text:p text:style-name="P9">- show tiến độ tất cả các tầng trong project</text:p>
      <text:p text:style-name="P1"/>
      <text:p text:style-name="P2">Hướng xử lý:</text:p>
      <text:p text:style-name="P2"/>
      <text:p text:style-name="P2">Mỗi Project sẽ có nhiều Milistone</text:p>
      <text:p text:style-name="P2">Mỗi Mistone sẽ có nhiều Story</text:p>
      <text:p text:style-name="P2">Mỗi Story sẽ có nhiều Task</text:p>
      <text:p text:style-name="P2"/>
      <text:p text:style-name="P2">Mỗi khi cập nhật tiến độ (%) của một Task thì tất cả các tầng trên của Task đó đều được cập nhật lại tiến độ (%) và kết quả tiến độ (%) của tầng trên cùng (Project) chính là tiến độ (%) hiện tại của Project đó</text:p>
      <text:p text:style-name="P2"/>
      <text:p text:style-name="P2">Nếu tiến độ của một Task, <text:span text:style-name="T2">Story, Milistone hay Project</text:span> nào đó đạt 100% thì <text:span text:style-name="T2">trạng thái của Task đó sẽ cập nhật hoàn thành</text:span></text:p>
      <text:p text:style-name="P2"/>
      <text:p text:style-name="P3">Tiến độ của Project sẽ bằng tổng % tiến độ của tất cả các Milistone thuộc Project đó</text:p>
      <text:p text:style-name="P3">Tiến độ của Milistone sẽ bằng tổng % tiến độ của tất cả các Story thuộc Milistone đó</text:p>
      <text:p text:style-name="P3">Tiến độ của Story sẽ bằng tổng % tiến độ của tất cả các Task thuộc Story đó</text:p>
      <text:p text:style-name="P3">Tiến độ của Task sẽ được người dùng cập nhật (ví dụ: khi Task đó làm được 50% tiến độ, thì người dùng sẽ cập nhật lại tiến độ với giá trị là 50%)</text:p>
      <text:p text:style-name="P3"/>
      <text:p text:style-name="P11">Admin <text:span text:style-name="T12">có quyền Manag trên tất cả các projects</text:span></text:p>
      <text:p text:style-name="P12">Lead có quyền Manage trên project mình quản lý</text:p>
      <text:p text:style-name="P12">Member có quyền xem tất cả projects</text:p>
      <text:p text:style-name="P3"/>
      <text:p text:style-name="P3"><text:span text:style-name="T16">Thiết kế </text:span>models:</text:p>
      <text:p text:style-name="P3">Projects: </text:p>
      <text:p text:style-name="P3">- projectName: Tên project (String)</text:p>
      <text:p text:style-name="P3">- isDone: trạng thái project (Boolean, false là chưa hoàn thành và ngược lại)</text:p>
      <text:p text:style-name="P3">- processProject: % tiến độ của Project <text:span text:style-name="T3">(Number)</text:span></text:p>
      <text:p text:style-name="P3"/>
      <text:p text:style-name="P3"/>
      <text:p text:style-name="P3"><text:soft-page-break/>Milistones:</text:p>
      <text:p text:style-name="P3">- <text:span text:style-name="T3">milistoneName: Tên milistone (String)</text:span></text:p>
      <text:p text:style-name="P3">- <text:span text:style-name="T3">startDate: Ngày bắt đầu (String)</text:span></text:p>
      <text:p text:style-name="P3">- endDate: <text:span text:style-name="T3">Ngày kết thúc (String)</text:span></text:p>
      <text:p text:style-name="P7">- <text:span text:style-name="T9">status</text:span>: <text:span text:style-name="T3">trạng thái <text:s/>(TO_DO, IN_PROGRESS, DONE )</text:span></text:p>
      <text:p text:style-name="P4">- <text:span text:style-name="T3">maxProcessMilistone: % tiến độ của milistone đó chiếm trong Project (Number)</text:span></text:p>
      <text:p text:style-name="P18">- <text:span text:style-name="T3">processMilistone: % tiến độ hiện tại <text:s/>(Number, 0&lt;= max &lt;= 100)</text:span></text:p>
      <text:p text:style-name="P4">- <text:span text:style-name="T3">projectId: Id của project chứa militone (ObjectId, ref: projects)</text:span></text:p>
      <text:p text:style-name="P4"/>
      <text:p text:style-name="P5">Stories:</text:p>
      <text:p text:style-name="P5">- storyName: tên story (String)</text:p>
      <text:p text:style-name="P5">- startDate: ngày bắt đầu (String)</text:p>
      <text:p text:style-name="P5">- endDate: ngày kết thúc (String)</text:p>
      <text:p text:style-name="P7">- <text:span text:style-name="T9">status</text:span>: <text:span text:style-name="T3">trạng thái <text:s/>(TO_DO, IN_PROGRESS, DONE )</text:span></text:p>
      <text:p text:style-name="P5">- maxProcessStory: % tiến độ của <text:span text:style-name="T4">story</text:span> đó chiếm trong <text:span text:style-name="T4">Milistone</text:span> (Number)</text:p>
      <text:p text:style-name="P17">- <text:span text:style-name="T4">processStory: % tiến độ hiện tại <text:s/>(Number, 0&lt;= max &lt;= 100)</text:span></text:p>
      <text:p text:style-name="P6">- milistoneId: Id của milistone chứa story (ObjectId, ref: milistones)</text:p>
      <text:p text:style-name="P6">- projectId: Id của project chứa story (ObjectId, ref: projects)</text:p>
      <text:p text:style-name="P6">Tasks: </text:p>
      <text:p text:style-name="P6">- taskName: tên task (String)</text:p>
      <text:p text:style-name="P6">- startDate: ngày bắt đầu (String)</text:p>
      <text:p text:style-name="P6">- endDate: ngày kết thúc (String)</text:p>
      <text:p text:style-name="P6">- <text:span text:style-name="T9">status</text:span>: <text:span text:style-name="T3">trạng thái <text:s/>(TO_DO, IN_PROGRESS, DONE )</text:span></text:p>
      <text:p text:style-name="P6">- maxProcessTask: <text:span text:style-name="T3">% tiến độ của </text:span>task<text:span text:style-name="T3"> đó chiếm trong </text:span>Story<text:span text:style-name="T3"> (Number)</text:span></text:p>
      <text:p text:style-name="P6">- processTask: % tiến độ hiện tại (Number, <text:span text:style-name="T10">0&lt;= </text:span>max <text:span text:style-name="T11">&lt;</text:span>= 100)</text:p>
      <text:p text:style-name="P6">- <text:span text:style-name="T7">storyId: Id của story chứa task (ObjectId, ref: stories)</text:span></text:p>
      <text:p text:style-name="P6">- <text:span text:style-name="T7">milistoneId: Id của milistone chứa task (ObjectId, ref: milistones)</text:span></text:p>
      <text:p text:style-name="P6">- <text:span text:style-name="T7">projectId: Id của project chứa task (ObjectId, ref: projects)</text:span></text:p>
      <text:p text:style-name="P8"/>
      <text:p text:style-name="P13">Các <text:span text:style-name="T13">chức</text:span> năng:</text:p>
      <text:p text:style-name="P14">story project:</text:p>
      <text:p text:style-name="P13">- <text:span text:style-name="T14">task create project</text:span></text:p>
      <text:p text:style-name="P13">- <text:span text:style-name="T14">task update project</text:span></text:p>
      <text:p text:style-name="P13">- <text:span text:style-name="T14">task delete project</text:span></text:p>
      <text:p text:style-name="P13">- <text:span text:style-name="T14">task get list projects</text:span></text:p>
      <text:p text:style-name="P13">- <text:span text:style-name="T14">task get one project</text:span></text:p>
      <text:p text:style-name="P15">story milistone:</text:p>
      <text:p text:style-name="P15">- task create milistone</text:p>
      <text:p text:style-name="P15">- task update milistone</text:p>
      <text:p text:style-name="P15">- task delete militone</text:p>
      <text:p text:style-name="P15">- task get list milistones</text:p>
      <text:p text:style-name="P15">- task get list milistones of project</text:p>
      <text:p text:style-name="P15">- task get one milistone</text:p>
      <text:p text:style-name="P15"/>
      <text:p text:style-name="P15">story story:</text:p>
      <text:p text:style-name="P15">- task create story</text:p>
      <text:p text:style-name="P15">- task update story</text:p>
      <text:p text:style-name="P15">- task delete story</text:p>
      <text:p text:style-name="P15">- task get list stories</text:p>
      <text:p text:style-name="P15">- task get list stories of milistone</text:p>
      <text:p text:style-name="P15">- task get list stories of project</text:p>
      <text:p text:style-name="P15">- task get one story</text:p>
      <text:p text:style-name="P15"><text:soft-page-break/></text:p>
      <text:p text:style-name="P15">story task:</text:p>
      <text:p text:style-name="P15">- task create task</text:p>
      <text:p text:style-name="P15">- task update task</text:p>
      <text:p text:style-name="P15">- task delete task</text:p>
      <text:p text:style-name="P15">- task get list tasks</text:p>
      <text:p text:style-name="P15">- task get list tasks of story</text:p>
      <text:p text:style-name="P15">- task get list task<text:span text:style-name="T15">s</text:span> of milistone</text:p>
      <text:p text:style-name="P15">- task get list task<text:span text:style-name="T15">s</text:span> of project</text:p>
      <text:p text:style-name="P15"/>
      <text:p text:style-name="P16">story account:</text:p>
      <text:p text:style-name="P16">- task create account</text:p>
      <text:p text:style-name="P16">- task update account</text:p>
      <text:p text:style-name="P16">- task delete account</text:p>
      <text:p text:style-name="P16">- task block account</text:p>
      <text:p text:style-name="P16">- task unlock account</text:p>
      <text:p text:style-name="P16">- task get list accounts</text:p>
      <text:p text:style-name="P16">- task get one accou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09:23:12.912747034</meta:creation-date>
    <dc:date>2019-07-29T10:36:21.049998628</dc:date>
    <meta:editing-duration>PT2H35M28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3" meta:paragraph-count="102" meta:word-count="764" meta:character-count="3904" meta:non-whitespace-character-count="3235"/>
  </office:meta>
</office:document-meta>
</file>